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18703" officeooo:paragraph-rsid="0011870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2e6ec" officeooo:paragraph-rsid="0012e6e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252f51" officeooo:paragraph-rsid="00252f5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officeooo:paragraph-rsid="0012e6ec"/>
    </style:style>
    <style:style style:name="P5" style:family="paragraph" style:parent-style-name="Standard">
      <style:paragraph-properties fo:text-align="start" style:justify-single-word="false"/>
      <style:text-properties fo:font-size="14pt" officeooo:rsid="0012e6ec" officeooo:paragraph-rsid="0012e6ec"/>
    </style:style>
    <style:style style:name="P6" style:family="paragraph" style:parent-style-name="Standard">
      <style:paragraph-properties fo:text-align="center" style:justify-single-word="false"/>
      <style:text-properties fo:font-size="16pt" officeooo:rsid="00118703" officeooo:paragraph-rsid="00118703"/>
    </style:style>
    <style:style style:name="P7" style:family="paragraph" style:parent-style-name="Standard">
      <style:paragraph-properties fo:text-align="start" style:justify-single-word="false"/>
      <style:text-properties fo:font-size="16pt" officeooo:rsid="00118703" officeooo:paragraph-rsid="00118703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12e6ec" officeooo:paragraph-rsid="0012e6e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2e6ec" officeooo:paragraph-rsid="0012e6ec" style:font-weight-asian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font-weight="normal" officeooo:rsid="00130400" officeooo:paragraph-rsid="00130400" style:font-weight-asian="normal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2pt" fo:font-weight="normal" officeooo:rsid="0014e2ba" officeooo:paragraph-rsid="0014e2ba" style:font-weight-asian="normal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fo:font-size="12pt" fo:font-weight="normal" officeooo:rsid="0016580f" officeooo:paragraph-rsid="0016580f" style:font-weight-asian="normal" style:font-weight-complex="normal"/>
    </style:style>
    <style:style style:name="P13" style:family="paragraph" style:parent-style-name="Standard" style:list-style-name="L6">
      <style:paragraph-properties fo:text-align="start" style:justify-single-word="false"/>
      <style:text-properties fo:font-size="12pt" fo:font-weight="normal" officeooo:rsid="0017964d" officeooo:paragraph-rsid="0017964d" style:font-weight-asian="normal" style:font-weight-complex="normal"/>
    </style:style>
    <style:style style:name="P14" style:family="paragraph" style:parent-style-name="Standard" style:list-style-name="L7">
      <style:paragraph-properties fo:text-align="start" style:justify-single-word="false"/>
      <style:text-properties fo:font-size="12pt" fo:font-weight="normal" officeooo:rsid="0018f30e" officeooo:paragraph-rsid="0018f30e" style:font-weight-asian="normal" style:font-weight-complex="normal"/>
    </style:style>
    <style:style style:name="P15" style:family="paragraph" style:parent-style-name="Standard" style:list-style-name="L8">
      <style:paragraph-properties fo:text-align="start" style:justify-single-word="false"/>
      <style:text-properties fo:font-size="12pt" fo:font-weight="normal" officeooo:rsid="001b4558" officeooo:paragraph-rsid="001b4558" style:font-weight-asian="normal" style:font-weight-complex="normal"/>
    </style:style>
    <style:style style:name="P16" style:family="paragraph" style:parent-style-name="Standard" style:list-style-name="L9">
      <style:paragraph-properties fo:text-align="start" style:justify-single-word="false"/>
      <style:text-properties fo:font-size="12pt" fo:font-weight="normal" officeooo:rsid="001cba55" officeooo:paragraph-rsid="001cba55" style:font-weight-asian="normal" style:font-weight-complex="normal"/>
    </style:style>
    <style:style style:name="P17" style:family="paragraph" style:parent-style-name="Standard" style:list-style-name="L10">
      <style:paragraph-properties fo:text-align="start" style:justify-single-word="false"/>
      <style:text-properties fo:font-size="12pt" fo:font-weight="normal" officeooo:rsid="001d53c4" officeooo:paragraph-rsid="001d53c4" style:font-weight-asian="normal" style:font-weight-complex="normal"/>
    </style:style>
    <style:style style:name="P18" style:family="paragraph" style:parent-style-name="Standard" style:list-style-name="L11">
      <style:paragraph-properties fo:text-align="start" style:justify-single-word="false"/>
      <style:text-properties fo:font-size="12pt" fo:font-weight="normal" officeooo:rsid="001fecbd" officeooo:paragraph-rsid="001fecbd" style:font-weight-asian="normal" style:font-weight-complex="normal"/>
    </style:style>
    <style:style style:name="P19" style:family="paragraph" style:parent-style-name="Standard" style:list-style-name="L12">
      <style:paragraph-properties fo:text-align="start" style:justify-single-word="false"/>
      <style:text-properties fo:font-size="12pt" fo:font-weight="normal" officeooo:rsid="0020e7ea" officeooo:paragraph-rsid="0020e7ea" style:font-weight-asian="normal" style:font-weight-complex="normal"/>
    </style:style>
    <style:style style:name="P20" style:family="paragraph" style:parent-style-name="Standard" style:list-style-name="L13">
      <style:paragraph-properties fo:text-align="start" style:justify-single-word="false"/>
      <style:text-properties fo:font-size="12pt" fo:font-weight="normal" officeooo:rsid="002212b9" officeooo:paragraph-rsid="002212b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212b9" officeooo:paragraph-rsid="002212b9" style:font-weight-asian="normal" style:font-weight-complex="normal"/>
    </style:style>
    <style:style style:name="P22" style:family="paragraph" style:parent-style-name="Standard" style:list-style-name="L14">
      <style:paragraph-properties fo:text-align="start" style:justify-single-word="false"/>
      <style:text-properties fo:font-size="12pt" fo:font-weight="normal" officeooo:rsid="00236c37" officeooo:paragraph-rsid="00236c3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36c37" officeooo:paragraph-rsid="00236c37" style:font-weight-asian="normal" style:font-weight-complex="normal"/>
    </style:style>
    <style:style style:name="P24" style:family="paragraph" style:parent-style-name="Standard" style:list-style-name="L16">
      <style:paragraph-properties fo:text-align="start" style:justify-single-word="false"/>
      <style:text-properties fo:font-size="12pt" fo:font-weight="normal" officeooo:rsid="00272950" officeooo:paragraph-rsid="00272950" style:font-weight-asian="normal" style:font-weight-complex="normal"/>
    </style:style>
    <style:style style:name="P25" style:family="paragraph" style:parent-style-name="Standard" style:list-style-name="L17">
      <style:paragraph-properties fo:text-align="start" style:justify-single-word="false"/>
      <style:text-properties fo:font-size="12pt" fo:font-weight="normal" officeooo:rsid="0028c358" officeooo:paragraph-rsid="0028c358" style:font-weight-asian="normal" style:font-weight-complex="normal"/>
    </style:style>
    <style:style style:name="P26" style:family="paragraph" style:parent-style-name="Standard" style:list-style-name="L15">
      <style:paragraph-properties fo:text-align="start" style:justify-single-word="false"/>
      <style:text-properties fo:font-size="12pt" fo:font-weight="normal" officeooo:rsid="0028c358" officeooo:paragraph-rsid="0028c358" style:font-weight-asian="normal" style:font-weight-complex="normal"/>
    </style:style>
    <style:style style:name="P27" style:family="paragraph" style:parent-style-name="Standard" style:list-style-name="L18">
      <style:paragraph-properties fo:text-align="start" style:justify-single-word="false"/>
      <style:text-properties fo:font-size="12pt" fo:font-weight="normal" officeooo:rsid="00292d4e" officeooo:paragraph-rsid="00292d4e" style:font-weight-asian="normal" style:font-weight-complex="normal"/>
    </style:style>
    <style:style style:name="P28" style:family="paragraph" style:parent-style-name="Standard" style:list-style-name="L19">
      <style:paragraph-properties fo:text-align="start" style:justify-single-word="false"/>
      <style:text-properties fo:font-size="12pt" fo:font-weight="normal" officeooo:rsid="00292d4e" officeooo:paragraph-rsid="00292d4e" style:font-weight-asian="normal" style:font-weight-complex="normal"/>
    </style:style>
    <style:style style:name="T1" style:family="text">
      <style:text-properties officeooo:rsid="0012e6e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e6ec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ails<text:span text:style-name="T1"> File &amp;</text:span> Folder Structure</text:p>
      <text:p text:style-name="P7"/>
      <text:p text:style-name="P1">app/</text:p>
      <text:list xml:id="list3372048603" text:style-name="L1">
        <text:list-item>
          <text:p text:style-name="P8">Contains the controllers, models, views, helpers, mailers, channels. jobs, and assets for your application.</text:p>
        </text:list-item>
      </text:list>
      <text:p text:style-name="P9"/>
      <text:p text:style-name="P2">bin/</text:p>
      <text:list xml:id="list3119859810" text:style-name="L3">
        <text:list-item>
          <text:p text:style-name="P10">Contains the <text:span text:style-name="T4">rails</text:span><text:span text:style-name="T5"> script that starts your app and can contain other scripts you use to set up, update, deploy, or run your application.</text:span></text:p>
        </text:list-item>
      </text:list>
      <text:p text:style-name="P2">config/</text:p>
      <text:list xml:id="list3712350711" text:style-name="L4">
        <text:list-item>
          <text:p text:style-name="P11">Contains configuration for your application's routes, database, and more.</text:p>
          <text:p text:style-name="P11"/>
        </text:list-item>
      </text:list>
      <text:p text:style-name="P2">config.ru</text:p>
      <text:list xml:id="list2727582899" text:style-name="L5">
        <text:list-item>
          <text:p text:style-name="P12">Rack configuration for Rack-based servers used to start the application.</text:p>
          <text:p text:style-name="P12"/>
        </text:list-item>
      </text:list>
      <text:p text:style-name="P2">db/</text:p>
      <text:list xml:id="list1982840851" text:style-name="L6">
        <text:list-item>
          <text:p text:style-name="P13">Contains your current database schema, as well as the database migrations</text:p>
          <text:p text:style-name="P13"/>
        </text:list-item>
      </text:list>
      <text:p text:style-name="P2">Gemfile &amp; Gemfile.lock</text:p>
      <text:list xml:id="list821101471" text:style-name="L7">
        <text:list-item>
          <text:p text:style-name="P14">These files allow you to specify what gem dependencies are needed for your Rails application. These files are used by the Bundler gem.</text:p>
          <text:p text:style-name="P14"/>
        </text:list-item>
      </text:list>
      <text:p text:style-name="P2">lib/</text:p>
      <text:list xml:id="list2516129116" text:style-name="L8">
        <text:list-item>
          <text:p text:style-name="P15">Extended modules for your application</text:p>
          <text:p text:style-name="P15"/>
        </text:list-item>
      </text:list>
      <text:p text:style-name="P2">log/</text:p>
      <text:list xml:id="list1864115062" text:style-name="L9">
        <text:list-item>
          <text:p text:style-name="P16">Application log files</text:p>
          <text:p text:style-name="P16"/>
        </text:list-item>
      </text:list>
      <text:p text:style-name="P2">package.json</text:p>
      <text:list xml:id="list2134865807" text:style-name="L10">
        <text:list-item>
          <text:p text:style-name="P17">This file allows you to specify what npm dependencies are needed for your Rails application. This file is used by Yarn.</text:p>
          <text:p text:style-name="P17"/>
        </text:list-item>
      </text:list>
      <text:p text:style-name="P2">public/</text:p>
      <text:list xml:id="list15489482" text:style-name="L11">
        <text:list-item>
          <text:p text:style-name="P18">Contains static files and compiled assets. When your app is running, this directory will be exposed as-is.</text:p>
          <text:p text:style-name="P18"/>
        </text:list-item>
      </text:list>
      <text:p text:style-name="P2">Rakefile</text:p>
      <text:list xml:id="list2413812101" text:style-name="L12">
        <text:list-item>
          <text:p text:style-name="P19">This file locates and loads tasks that can be run from the command line. This task definitions are defined throughout the components of Rails.</text:p>
        </text:list-item>
        <text:list-item>
          <text:p text:style-name="P19">Add files to the lib/tasks directory of your application rather than changing the Rakefile.</text:p>
          <text:p text:style-name="P19"/>
        </text:list-item>
      </text:list>
      <text:p text:style-name="P2">README.md</text:p>
      <text:list xml:id="list6527749" text:style-name="L13">
        <text:list-item>
          <text:p text:style-name="P20">This is a brief instruction manual for your application. You should edit this file to tell others what your application does, how to set it up, and so on.</text:p>
        </text:list-item>
      </text:list>
      <text:p text:style-name="P21"/>
      <text:p text:style-name="P21"/>
      <text:p text:style-name="P4"><text:soft-page-break/><text:span text:style-name="T3">storage/</text:span></text:p>
      <text:list xml:id="list2042029299" text:style-name="L14">
        <text:list-item>
          <text:p text:style-name="P22">Active Storage files for Disk Service.</text:p>
        </text:list-item>
      </text:list>
      <text:p text:style-name="P23"/>
      <text:p text:style-name="P3">test/</text:p>
      <text:list xml:id="list3892698333" text:style-name="L16">
        <text:list-item>
          <text:p text:style-name="P24">Unit tests, fixtures, and other test apparatus.</text:p>
          <text:p text:style-name="P24"/>
        </text:list-item>
      </text:list>
      <text:p text:style-name="P3">tmp/</text:p>
      <text:list xml:id="list1093736998" text:style-name="L17">
        <text:list-item>
          <text:p text:style-name="P25">Temporary files (like cache and pid files)</text:p>
          <text:p text:style-name="P25"/>
        </text:list-item>
      </text:list>
      <text:p text:style-name="P5"><text:span text:style-name="T2">vendor/</text:span></text:p>
      <text:list xml:id="list308197326" text:style-name="L15">
        <text:list-item>
          <text:p text:style-name="P26">A place for all third-party code. In typical Rails application this includes vendored gems.</text:p>
          <text:p text:style-name="P26"/>
        </text:list-item>
      </text:list>
      <text:p text:style-name="P5"><text:span text:style-name="T2">.gitignore</text:span></text:p>
      <text:list xml:id="list3802377646" text:style-name="L18">
        <text:list-item>
          <text:p text:style-name="P27">This file tells git which files (or patterns) it should ignore.</text:p>
          <text:p text:style-name="P27"/>
        </text:list-item>
      </text:list>
      <text:p text:style-name="P5"><text:span text:style-name="T2">.ruby-version</text:span></text:p>
      <text:list xml:id="list1469575249" text:style-name="L19">
        <text:list-item>
          <text:p text:style-name="P28">This file contains the default Ruby version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51" meta:word-count="313" meta:character-count="1791" meta:non-whitespace-character-count="1548"/>
  </office:meta>
</office:document-meta>
</file>